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TODO: arreglar tamaño de los textBox de las paguinas (las letras se ven cortadas) // solucionado</text:p>
      <text:p text:style-name="Standard"/>
      <text:p text:style-name="Standard">#TODO: Permitir espacios en las descripciones de los productos <text:s/>(permitir espacios en los nombre o no?)</text:p>
      <text:p text:style-name="Standard"/>
      <text:p text:style-name="Standard">#TODO: Alta producto no admite precio y medida con “,”</text:p>
      <text:p text:style-name="Standard"/>
      <text:p text:style-name="Standard">#TODO: Entrga de materiales debe especificar el tamaño del producto</text:p>
      <text:p text:style-name="Standard"/>
      <text:p text:style-name="Standard">#TODO: Arreglar tabulaciones en los listados de venta</text:p>
      <text:p text:style-name="Standard"/>
      <text:p text:style-name="Standard">#TODO: en la venta falta agregar headers columnas de los dos lados</text:p>
      <text:p text:style-name="Standard"/>
      <text:p text:style-name="Standard">#TODO: descuento manual de stock, terminar en la vista solamente.</text:p>
      <text:p text:style-name="Standard"/>
      <text:p text:style-name="Standard">#TODO: grafico en exel, imprimir pdf remitos, facturas, y listados</text:p>
      <text:p text:style-name="Standard"/>
      <text:p text:style-name="Standard">#TODO: despues de cargar o descontar stock refrescar por js para que no quede el ultimo post realizado cargado y se vuelva a ejecutar el mismo al queres realizar otra operación sin salir de la funcionalidad cargar st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12T14:50:53</dc:date>
    <meta:editing-duration>PT3H3M48S</meta:editing-duration>
    <meta:editing-cycles>16</meta:editing-cycles>
    <meta:generator>LibreOffice/3.5$Linux_X86_64 LibreOffice_project/350m1$Build-2</meta:generator>
    <dc:creator>Ender </dc:creator>
    <meta:document-statistic meta:table-count="0" meta:image-count="0" meta:object-count="0" meta:page-count="1" meta:paragraph-count="9" meta:word-count="130" meta:character-count="791" meta:non-whitespace-character-count="669"/>
  </office:meta>
</office:document-meta>
</file>